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EventsToClipboardAction.actionPerformed( Action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pyEventsToClipboardAction.CopyEventsToClipboardAction( LogUI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